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3.1673in"/>
    </style:style>
    <style:style style:name="co2" style:family="table-column">
      <style:table-column-properties fo:break-before="auto" style:column-width="1.90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221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Xversi-c-benchmark-v0.1</text:p>
          </table:table-cell>
          <table:table-cell/>
        </table:table-row>
        <table:table-row table:style-name="ro2">
          <table:table-cell office:value-type="string">
            <text:p>Platform &amp; Compiler</text:p>
          </table:table-cell>
          <table:table-cell office:value-type="string">
            <text:p>Running Time /s</text:p>
          </table:table-cell>
        </table:table-row>
        <table:table-row table:style-name="ro2">
          <table:table-cell/>
          <table:table-cell office:value-type="string">
            <text:p><text:s/></text:p>
          </table:table-cell>
        </table:table-row>
        <table:table-row table:style-name="ro2">
          <table:table-cell office:value-type="string">
            <text:p>AMD64 X2 4200+ (2.2GHz) + GCC 4.1.1 64bit</text:p>
          </table:table-cell>
          <table:table-cell office:value-type="float" office:value="180.53">
            <text:p>180.53</text:p>
          </table:table-cell>
        </table:table-row>
        <table:table-row table:style-name="ro2">
          <table:table-cell office:value-type="string">
            <text:p>AMD64 X2 4200+ (2.2GHz) + GCC 4.1.1 32bit</text:p>
          </table:table-cell>
          <table:table-cell office:value-type="float" office:value="286.71">
            <text:p>286.71</text:p>
          </table:table-cell>
        </table:table-row>
        <table:table-row table:style-name="ro2">
          <table:table-cell office:value-type="string">
            <text:p>Intel Core Duo 1.83GHz + ???</text:p>
          </table:table-cell>
          <table:table-cell table:style-name="ce1" office:value-type="float" office:value="305.42">
            <text:p>305.42</text:p>
          </table:table-cell>
        </table:table-row>
        <table:table-row table:style-name="ro2">
          <table:table-cell office:value-type="string">
            <text:p>Intel Core Duo 2.16GHz + ICC 9.1.029 32bit</text:p>
          </table:table-cell>
          <table:table-cell office:value-type="float" office:value="260.27">
            <text:p>260.27</text:p>
          </table:table-cell>
        </table:table-row>
        <table:table-row table:style-name="ro2">
          <table:table-cell office:value-type="string">
            <text:p>Intel Pentium 4 HT 3GHz + ICC 9.0.030 32bit</text:p>
          </table:table-cell>
          <table:table-cell office:value-type="float" office:value="307.08">
            <text:p>307.08</text:p>
          </table:table-cell>
        </table:table-row>
        <table:table-row table:style-name="ro2">
          <table:table-cell office:value-type="string">
            <text:p>Intel Pentium 4 HT 3GHz + GCC 4.1.0 32bit</text:p>
          </table:table-cell>
          <table:table-cell office:value-type="float" office:value="277.4">
            <text:p>277.4</text:p>
          </table:table-cell>
        </table:table-row>
        <table:table-row table:style-name="ro1">
          <table:table-cell office:value-type="string">
            <text:p>Itanium II 1.5GHz + ICC 9.0.021 64bit</text:p>
          </table:table-cell>
          <table:table-cell office:value-type="float" office:value="395.3">
            <text:p>395.3</text:p>
          </table:table-cell>
        </table:table-row>
        <table:table-row table:style-name="ro1">
          <table:table-cell office:value-type="string">
            <text:p>Itanium II 1.4GHz + ICC 9.0.030 64bit</text:p>
          </table:table-cell>
          <table:table-cell office:value-type="float" office:value="436.7">
            <text:p>436.7</text:p>
          </table:table-cell>
        </table:table-row>
        <table:table-row table:style-name="ro1">
          <table:table-cell office:value-type="string">
            <text:p>Itanium II 1.4GHz + GCC 4.1.0 64bit</text:p>
          </table:table-cell>
          <table:table-cell office:value-type="float" office:value="368.47">
            <text:p>368.47</text:p>
          </table:table-cell>
        </table:table-row>
        <table:table-row table:style-name="ro2">
          <table:table-cell>
            <draw:frame table:end-cell-address="c.F38" table:end-x="0.8524in" table:end-y="0.1075in" draw:z-index="0" svg:width="8.576in" svg:height="4.4346in" svg:x="0.0004in" svg:y="0.1177in">
              <draw:object draw:notify-on-update-of-ranges="c.A3:c.B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java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Xversi-java-parallel-benchmark-v0.1: SMALL</text:p>
          </table:table-cell>
          <table:table-cell/>
        </table:table-row>
        <table:table-row table:style-name="ro2">
          <table:table-cell office:value-type="string">
            <text:p>Platform &amp; Compiler</text:p>
          </table:table-cell>
          <table:table-cell office:value-type="string">
            <text:p>Running Time</text:p>
          </table:table-cell>
        </table:table-row>
        <table:table-row table:style-name="ro2">
          <table:table-cell/>
          <table:table-cell office:value-type="string">
            <text:p><text:s/></text:p>
          </table:table-cell>
        </table:table-row>
        <table:table-row table:style-name="ro2">
          <table:table-cell office:value-type="string">
            <text:p>AMD64 X2 4200+ (2.2GHz) + Sun Java 1.5.0_08</text:p>
          </table:table-cell>
          <table:table-cell office:value-type="float" office:value="31.4">
            <text:p>31.4</text:p>
          </table:table-cell>
        </table:table-row>
        <table:table-row table:style-name="ro2">
          <table:table-cell office:value-type="string">
            <text:p>Intel Core Duo 2.16GHz + ???</text:p>
          </table:table-cell>
          <table:table-cell office:value-type="float" office:value="63.32">
            <text:p>63.32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office:value-type="string">
            <text:p>Xversi-java-parallel-benchmark-v0.1: BIG</text:p>
          </table:table-cell>
          <table:table-cell/>
        </table:table-row>
        <table:table-row table:style-name="ro2">
          <table:table-cell office:value-type="string">
            <text:p>Platform &amp; Compiler</text:p>
          </table:table-cell>
          <table:table-cell office:value-type="string">
            <text:p>Running Time</text:p>
          </table:table-cell>
        </table:table-row>
        <table:table-row table:style-name="ro2">
          <table:table-cell table:number-columns-repeated="2" office:value-type="string">
            <text:p><text:s/></text:p>
          </table:table-cell>
        </table:table-row>
        <table:table-row table:style-name="ro2">
          <table:table-cell office:value-type="string">
            <text:p>AMD64 X2 4200+ (2.2GHz) + Sun Java 1.5.0_08</text:p>
          </table:table-cell>
          <table:table-cell office:value-type="float" office:value="174.29">
            <text:p>174.29</text:p>
          </table:table-cell>
        </table:table-row>
        <table:table-row table:style-name="ro2">
          <table:table-cell office:value-type="string">
            <text:p>Intel Core Duo 2.16GHz + ???</text:p>
          </table:table-cell>
          <table:table-cell office:value-type="float" office:value="370.33">
            <text:p>370.33</text:p>
          </table:table-cell>
        </table:table-row>
        <table:table-row table:style-name="ro2">
          <table:table-cell>
            <draw:frame table:end-cell-address="java.B34" table:end-x="2.1575in" table:end-y="0.0185in" draw:z-index="0" svg:width="5.3126in" svg:height="3.5909in" svg:x="0in" svg:y="0.161in">
              <draw:object draw:notify-on-update-of-ranges="java.A3:java.B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 table:number-rows-repeated="21">
          <table:table-cell table:number-columns-repeated="2"/>
        </table:table-row>
        <table:table-row table:style-name="ro2">
          <table:table-cell>
            <draw:frame table:end-cell-address="java.B56" table:end-x="2.1248in" table:end-y="0.0335in" draw:z-index="1" svg:width="5.2795in" svg:height="3.5909in" svg:x="0.0004in" svg:y="0.1764in">
              <draw:object draw:notify-on-update-of-ranges="java.A10:java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none" style:country-asian="none" style:font-name-complex="Luxi Sans1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4">09/14/2006</text:date>, <text:time>21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14T21:28:09</meta:creation-date>
    <dc:date>2006-09-14T21:57:16</dc:date>
    <dc:language>en-US</dc:language>
    <meta:editing-cycles>5</meta:editing-cycles>
    <meta:editing-duration>PT29M8S</meta:editing-duration>
    <meta:user-defined meta:name="Info 1"/>
    <meta:user-defined meta:name="Info 2"/>
    <meta:user-defined meta:name="Info 3"/>
    <meta:user-defined meta:name="Info 4"/>
    <meta:document-statistic meta:table-count="3" meta:cell-count="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20.8999996185303pt" style:font-family-asian="'Luxi Sans'" style:font-pitch-asian="variable" style:font-size-asian="20.8999996185303pt" style:font-family-complex="'Luxi Sans'" style:font-pitch-complex="variable" style:font-size-complex="20.8999996185303pt"/>
    </style:style>
    <style:style style:name="ch3" style:family="chart">
      <style:graphic-properties draw:fill="none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11.1999998092651pt" style:font-family-asian="'Luxi Sans'" style:font-pitch-asian="variable" style:font-size-asian="11.1999998092651pt" style:font-family-complex="'Luxi Sans'" style:font-pitch-complex="variable" style:font-size-complex="11.1999998092651pt"/>
    </style:style>
    <style:style style:name="ch6" style:family="chart">
      <style:chart-properties style:direction="ltr"/>
      <style:graphic-properties draw:stroke="none" draw:fill="none"/>
      <style:text-properties fo:font-family="'Luxi Sans'" style:font-family-generic="swiss" style:font-pitch="variable" fo:font-size="14.5pt" style:font-family-asian="'Luxi Sans'" style:font-pitch-asian="variable" style:font-size-asian="14.5pt" style:font-family-complex="'Luxi Sans'" style:font-pitch-complex="variable" style:font-size-complex="14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11.1999998092651pt" style:font-family-asian="'Luxi Sans'" style:font-pitch-asian="variable" style:font-size-asian="11.1999998092651pt" style:font-family-complex="'Luxi Sans'" style:font-pitch-complex="variable" style:font-size-complex="11.1999998092651pt"/>
    </style:style>
    <style:style style:name="ch8" style:family="chart">
      <style:graphic-properties draw:fill-color="#9999ff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9" style:family="chart">
      <style:graphic-properties draw:fill-color="#993366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0" style:family="chart">
      <style:graphic-properties draw:fill-color="#ffffcc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1" style:family="chart">
      <style:graphic-properties draw:fill-color="#ccffff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2" style:family="chart">
      <style:graphic-properties draw:fill-color="#660066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3" style:family="chart">
      <style:graphic-properties draw:fill-color="#ff8080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4" style:family="chart">
      <style:graphic-properties draw:fill-color="#0066cc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5" style:family="chart">
      <style:graphic-properties draw:fill-color="#ccccff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6" style:family="chart">
      <style:graphic-properties draw:fill-color="#000080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7" style:family="chart">
      <style:graphic-properties draw:stroke="none" draw:fill="none"/>
    </style:style>
    <style:style style:name="ch18" style:family="chart">
      <style:graphic-properties draw:stroke="none" draw:fill-color="#999999"/>
    </style:style>
  </office:automatic-styles>
  <office:body>
    <office:chart>
      <chart:chart svg:width="21.784cm" svg:height="11.265cm" chart:class="chart:bar" chart:style-name="ch1">
        <chart:title svg:x="6.491cm" svg:y="0.224cm" chart:style-name="ch2">
          <text:p>Reversi in C++ Benchmark</text:p>
        </chart:title>
        <chart:legend chart:legend-position="end" svg:x="16.524cm" svg:y="1.409cm" chart:style-name="ch3"/>
        <chart:plot-area chart:style-name="ch4" table:cell-range-address="c.$A$3:.$B$12" chart:data-source-has-labels="both" chart:table-number-list="0" svg:x="0.476cm" svg:y="1.553cm" svg:width="15.606cm" svg:height="9.483cm">
          <chart:axis chart:dimension="x" chart:name="primary-x" chart:style-name="ch5">
            <chart:title svg:x="6.889cm" svg:y="10.415cm" chart:style-name="ch6">
              <text:p>Platform &amp; Compiler</text:p>
            </chart:title>
            <chart:categories table:cell-range-address="local-table.A2:.A2"/>
            <chart:grid chart:class="major"/>
          </chart:axis>
          <chart:axis chart:dimension="y" chart:name="primary-y" chart:style-name="ch7">
            <chart:title svg:x="0.476cm" svg:y="7.368cm" chart:style-name="ch6">
              <text:p>Running Time /s</text:p>
            </chart:title>
            <chart:grid chart:class="major"/>
          </chart:axi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AMD64 X2 4200+ (2.2GHz) + GCC 4.1.1 64bit</text:p>
              </table:table-cell>
              <table:table-cell office:value-type="float" office:value="180.53">
                <text:p>180.53</text:p>
              </table:table-cell>
            </table:table-row>
            <table:table-row>
              <table:table-cell office:value-type="string">
                <text:p>AMD64 X2 4200+ (2.2GHz) + GCC 4.1.1 32bit</text:p>
              </table:table-cell>
              <table:table-cell office:value-type="float" office:value="286.71">
                <text:p>286.71</text:p>
              </table:table-cell>
            </table:table-row>
            <table:table-row>
              <table:table-cell office:value-type="string">
                <text:p>Intel Core Duo 1.83GHz + ???</text:p>
              </table:table-cell>
              <table:table-cell office:value-type="float" office:value="305.42">
                <text:p>305.42</text:p>
              </table:table-cell>
            </table:table-row>
            <table:table-row>
              <table:table-cell office:value-type="string">
                <text:p>Intel Core Duo 2.16GHz + ICC 9.1.029 32bit</text:p>
              </table:table-cell>
              <table:table-cell office:value-type="float" office:value="260.27">
                <text:p>260.27</text:p>
              </table:table-cell>
            </table:table-row>
            <table:table-row>
              <table:table-cell office:value-type="string">
                <text:p>Intel Pentium 4 HT 3GHz + ICC 9.0.030 32bit</text:p>
              </table:table-cell>
              <table:table-cell office:value-type="float" office:value="307.08">
                <text:p>307.08</text:p>
              </table:table-cell>
            </table:table-row>
            <table:table-row>
              <table:table-cell office:value-type="string">
                <text:p>Intel Pentium 4 HT 3GHz + GCC 4.1.0 32bit</text:p>
              </table:table-cell>
              <table:table-cell office:value-type="float" office:value="277.4">
                <text:p>277.4</text:p>
              </table:table-cell>
            </table:table-row>
            <table:table-row>
              <table:table-cell office:value-type="string">
                <text:p>Itanium II 1.5GHz + ICC 9.0.021 64bit</text:p>
              </table:table-cell>
              <table:table-cell office:value-type="float" office:value="395.3">
                <text:p>395.3</text:p>
              </table:table-cell>
            </table:table-row>
            <table:table-row>
              <table:table-cell office:value-type="string">
                <text:p>Itanium II 1.4GHz + ICC 9.0.030 64bit</text:p>
              </table:table-cell>
              <table:table-cell office:value-type="float" office:value="436.7">
                <text:p>436.7</text:p>
              </table:table-cell>
            </table:table-row>
            <table:table-row>
              <table:table-cell office:value-type="string">
                <text:p>Itanium II 1.4GHz + GCC 4.1.0 64bit</text:p>
              </table:table-cell>
              <table:table-cell office:value-type="float" office:value="368.47">
                <text:p>368.4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6.8999996185303pt" style:font-family-asian="'Luxi Sans'" style:font-pitch-asian="variable" style:font-size-asian="16.8999996185303pt" style:font-family-complex="'Luxi Sans'" style:font-pitch-complex="variable" style:font-size-complex="16.8999996185303pt"/>
    </style:style>
    <style:style style:name="ch3" style:family="chart">
      <style:graphic-properties draw:fill="none"/>
      <style:text-properties fo:font-family="'Luxi Sans'" style:font-family-generic="swiss" style:font-pitch="variable" fo:font-size="7.80000019073486pt" style:font-family-asian="'Luxi Sans'" style:font-pitch-asian="variable" style:font-size-asian="7.80000019073486pt" style:font-family-complex="'Luxi Sans'" style:font-pitch-complex="variable" style:font-size-complex="7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>
      <style:chart-properties style:direction="ltr"/>
      <style:graphic-properties draw:stroke="none" draw:fill="none"/>
      <style:text-properties fo:font-family="'Luxi Sans'" style:font-family-generic="swiss" style:font-pitch="variable" fo:font-size="11.6999998092651pt" style:font-family-asian="'Luxi Sans'" style:font-pitch-asian="variable" style:font-size-asian="11.6999998092651pt" style:font-family-complex="'Luxi Sans'" style:font-pitch-complex="variable" style:font-size-complex="11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8" style:family="chart">
      <style:graphic-properties draw:fill-color="#9999ff"/>
      <style:text-properties fo:font-family="'Luxi Sans'" style:font-family-generic="swiss" style:font-pitch="variable" fo:font-size="7.80000019073486pt" style:font-family-asian="'Luxi Sans'" style:font-pitch-asian="variable" style:font-size-asian="7.80000019073486pt" style:font-family-complex="'Luxi Sans'" style:font-pitch-complex="variable" style:font-size-complex="7.80000019073486pt"/>
    </style:style>
    <style:style style:name="ch9" style:family="chart">
      <style:graphic-properties draw:fill-color="#993366"/>
      <style:text-properties fo:font-family="'Luxi Sans'" style:font-family-generic="swiss" style:font-pitch="variable" fo:font-size="7.80000019073486pt" style:font-family-asian="'Luxi Sans'" style:font-pitch-asian="variable" style:font-size-asian="7.80000019073486pt" style:font-family-complex="'Luxi Sans'" style:font-pitch-complex="variable" style:font-size-complex="7.8000001907348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3.495cm" svg:height="9.122cm" chart:class="chart:bar" chart:style-name="ch1">
        <chart:title svg:x="0.884cm" svg:y="0.182cm" chart:style-name="ch2">
          <text:p>Parallel Reversi Benchmark with Small Case</text:p>
        </chart:title>
        <chart:legend chart:legend-position="end" svg:x="9.819cm" svg:y="3.599cm" chart:style-name="ch3"/>
        <chart:plot-area chart:style-name="ch4" table:cell-range-address="java.$A$3:.$B$5" chart:data-source-has-labels="both" chart:table-number-list="1" svg:x="0.266cm" svg:y="1.266cm" svg:width="8.204cm" svg:height="7.674cm">
          <chart:axis chart:dimension="x" chart:name="primary-x" chart:style-name="ch5">
            <chart:title svg:x="3.146cm" svg:y="8.437cm" chart:style-name="ch6">
              <text:p>Platform &amp; Compiler</text:p>
            </chart:title>
            <chart:categories table:cell-range-address="local-table.A2:.A2"/>
          </chart:axis>
          <chart:axis chart:dimension="y" chart:name="primary-y" chart:style-name="ch7">
            <chart:title svg:x="0.266cm" svg:y="5.947cm" chart:style-name="ch6">
              <text:p>Running Time /s</text:p>
            </chart:title>
            <chart:grid chart:class="major"/>
          </chart:axis>
          <chart:series chart:style-name="ch8">
            <chart:data-point/>
          </chart:series>
          <chart:series chart:style-name="ch9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AMD64 X2 4200+ (2.2GHz) + Sun Java 1.5.0_08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Intel Core Duo 2.16GHz + ???</text:p>
              </table:table-cell>
              <table:table-cell office:value-type="float" office:value="63.32">
                <text:p>63.32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6.8999996185303pt" style:font-family-asian="'Luxi Sans'" style:font-pitch-asian="variable" style:font-size-asian="16.8999996185303pt" style:font-family-complex="'Luxi Sans'" style:font-pitch-complex="variable" style:font-size-complex="16.8999996185303pt"/>
    </style:style>
    <style:style style:name="ch3" style:family="chart">
      <style:graphic-properties draw:fill="none"/>
      <style:text-properties fo:font-family="'Luxi Sans'" style:font-family-generic="swiss" style:font-pitch="variable" fo:font-size="7.80000019073486pt" style:font-family-asian="'Luxi Sans'" style:font-pitch-asian="variable" style:font-size-asian="7.80000019073486pt" style:font-family-complex="'Luxi Sans'" style:font-pitch-complex="variable" style:font-size-complex="7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1.6999998092651pt" style:font-family-asian="'Luxi Sans'" style:font-pitch-asian="variable" style:font-size-asian="11.6999998092651pt" style:font-family-complex="'Luxi Sans'" style:font-pitch-complex="variable" style:font-size-complex="11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Luxi Sans'" style:font-family-generic="swiss" style:font-pitch="variable" fo:font-size="7.80000019073486pt" style:font-family-asian="'Luxi Sans'" style:font-pitch-asian="variable" style:font-size-asian="7.80000019073486pt" style:font-family-complex="'Luxi Sans'" style:font-pitch-complex="variable" style:font-size-complex="7.8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Luxi Sans'" style:font-family-generic="swiss" style:font-pitch="variable" fo:font-size="7.80000019073486pt" style:font-family-asian="'Luxi Sans'" style:font-pitch-asian="variable" style:font-size-asian="7.80000019073486pt" style:font-family-complex="'Luxi Sans'" style:font-pitch-complex="variable" style:font-size-complex="7.8000001907348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3.411cm" svg:height="9.122cm" chart:class="chart:bar" chart:style-name="ch1">
        <chart:title svg:x="1.155cm" svg:y="0.182cm" chart:style-name="ch2">
          <text:p>Parallel Reversi Benchmark with Big Case</text:p>
        </chart:title>
        <chart:legend chart:legend-position="end" svg:x="9.758cm" svg:y="3.599cm" chart:style-name="ch3"/>
        <chart:plot-area chart:style-name="ch4" table:cell-range-address="java.$A$10:.$B$12" chart:data-source-has-labels="both" chart:table-number-list="1" svg:x="0.265cm" svg:y="1.266cm" svg:width="8.153cm" svg:height="7.674cm">
          <chart:axis chart:dimension="x" chart:name="primary-x" chart:style-name="ch5">
            <chart:title svg:x="3.182cm" svg:y="8.422cm" chart:style-name="ch6">
              <text:p>Platform &amp; Compiler</text:p>
            </chart:title>
            <chart:categories table:cell-range-address="local-table.A2:.A2"/>
          </chart:axis>
          <chart:axis chart:dimension="y" chart:name="primary-y" chart:style-name="ch7">
            <chart:title svg:x="0.265cm" svg:y="5.938cm" chart:style-name="ch6">
              <text:p>Running Time /s</text:p>
            </chart:title>
            <chart:grid chart:class="major"/>
          </chart:axis>
          <chart:series chart:style-name="ch8">
            <chart:data-point/>
          </chart:series>
          <chart:series chart:style-name="ch9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AMD64 X2 4200+ (2.2GHz) + Sun Java 1.5.0_08</text:p>
              </table:table-cell>
              <table:table-cell office:value-type="float" office:value="174.29">
                <text:p>174.29</text:p>
              </table:table-cell>
            </table:table-row>
            <table:table-row>
              <table:table-cell office:value-type="string">
                <text:p>Intel Core Duo 2.16GHz + ???</text:p>
              </table:table-cell>
              <table:table-cell office:value-type="float" office:value="370.33">
                <text:p>370.3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